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1.308cm"/>
    </style:style>
    <style:style style:name="Table1.C" style:family="table-column">
      <style:table-column-properties style:column-width="2.5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791cm" table:align="left"/>
    </style:style>
    <style:style style:name="Table6.A" style:family="table-column">
      <style:table-column-properties style:column-width="8.795cm"/>
    </style:style>
    <style:style style:name="Table6.B" style:family="table-column">
      <style:table-column-properties style:column-width="1.9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paragraph-rsid="002da135" style:font-size-asian="14pt" style:font-weight-asian="bold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4pt" fo:font-weight="bold" officeooo:rsid="0019742b" officeooo:paragraph-rsid="00206bc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size="14pt" fo:font-weight="bold" officeooo:rsid="0021e014" officeooo:paragraph-rsid="0021e0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ize="14pt" officeooo:paragraph-rsid="000d66d1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168da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9742b" officeooo:paragraph-rsid="00206bc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4pt" officeooo:rsid="0019742b" officeooo:paragraph-rsid="00206bcd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3cae8d" officeooo:paragraph-rsid="003cae8d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font-size="14pt" officeooo:rsid="0039cf45" officeooo:paragraph-rsid="0039cf4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4pt" officeooo:rsid="003f17a3" officeooo:paragraph-rsid="003f17a3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officeooo:rsid="003ec690" officeooo:paragraph-rsid="003f17a3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rsid="0040232c" officeooo:paragraph-rsid="0040232c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fo:font-weight="normal" officeooo:rsid="0039cf45" officeooo:paragraph-rsid="0039cf45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4pt" fo:font-weight="normal" officeooo:rsid="003ec690" officeooo:paragraph-rsid="003ec690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4pt" fo:font-weight="normal" officeooo:rsid="0040e3ab" officeooo:paragraph-rsid="0048edb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1e014" officeooo:paragraph-rsid="0021e014" style:font-size-asian="16pt" style:font-weight-asian="bold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21e014" officeooo:paragraph-rsid="002a496c" style:font-size-asian="16pt" style:font-weight-asian="bold" style:font-size-complex="16pt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12689b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40232c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0d66d1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officeooo:paragraph-rsid="00206bcd"/>
    </style:style>
    <style:style style:name="P25" style:family="paragraph" style:parent-style-name="Standard">
      <style:paragraph-properties fo:text-align="end" style:justify-single-word="false"/>
      <style:text-properties fo:font-size="10.5pt" fo:font-weight="bold" officeooo:rsid="002a496c" officeooo:paragraph-rsid="002a496c" style:font-size-asian="10.5pt" style:font-weight-asian="bold" style:font-size-complex="10.5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officeooo:paragraph-rsid="002da135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officeooo:paragraph-rsid="000d66d1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8270f" officeooo:paragraph-rsid="0038270f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41d9f5" officeooo:paragraph-rsid="0041d9f5" style:font-size-asian="12pt" style:font-size-complex="12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158df4" officeooo:paragraph-rsid="00158df4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officeooo:rsid="00158df4" officeooo:paragraph-rsid="00158df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334a96" officeooo:paragraph-rsid="00334a96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27c432" officeooo:paragraph-rsid="0012689b" style:font-size-asian="12pt" style:font-style-asian="normal" style:font-weight-asian="normal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1432df" officeooo:paragraph-rsid="0040232c" style:font-size-asian="12pt" style:font-style-asian="normal" style:font-weight-asian="normal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color="#000000" loext:opacity="100%" fo:font-size="12pt" fo:font-style="normal" fo:font-weight="normal" officeooo:rsid="001432df" officeooo:paragraph-rsid="00206bcd" style:font-size-asian="12pt" style:font-style-asian="normal" style:font-weight-asian="normal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38270f" officeooo:paragraph-rsid="0012689b" style:font-size-asian="12pt" style:font-style-asian="normal" style:font-weight-asian="normal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40232c" officeooo:paragraph-rsid="0040232c" style:font-size-asian="12pt" style:font-style-asian="normal" style:font-weight-asian="normal" style:font-size-complex="12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2pt" officeooo:rsid="00168da6" officeooo:paragraph-rsid="00168da6" style:font-size-asian="12pt" style:font-size-complex="12pt"/>
    </style:style>
    <style:style style:name="P39" style:family="paragraph" style:parent-style-name="Text_20_body">
      <style:text-properties fo:color="#000000" loext:opacity="100%" fo:font-size="14pt" fo:font-style="italic" fo:font-weight="bold" officeooo:paragraph-rsid="001ec9dd" style:font-size-asian="14pt" style:font-style-asian="italic" style:font-weight-asian="bold" style:font-size-complex="14pt"/>
    </style:style>
    <style:style style:name="P40" style:family="paragraph" style:parent-style-name="Standard">
      <style:paragraph-properties fo:text-align="justify" style:justify-single-word="false"/>
      <style:text-properties officeooo:rsid="0040c211" officeooo:paragraph-rsid="0040c211"/>
    </style:style>
    <style:style style:name="P41" style:family="paragraph" style:parent-style-name="Text_20_body">
      <style:text-properties officeooo:rsid="0040c211" officeooo:paragraph-rsid="0040c211"/>
    </style:style>
    <style:style style:name="P42" style:family="paragraph" style:parent-style-name="Standard">
      <style:paragraph-properties fo:text-align="justify" style:justify-single-word="false"/>
      <style:text-properties officeooo:rsid="0041d9f5" officeooo:paragraph-rsid="0041d9f5"/>
    </style:style>
    <style:style style:name="P43" style:family="paragraph" style:parent-style-name="Tabla">
      <style:paragraph-properties fo:keep-with-next="always"/>
    </style:style>
    <style:style style:name="P44" style:family="paragraph" style:parent-style-name="Text_20_body">
      <style:text-properties officeooo:paragraph-rsid="001ec9dd"/>
    </style:style>
    <style:style style:name="P45" style:family="paragraph" style:parent-style-name="Table_20_Contents">
      <style:paragraph-properties fo:text-align="justify" style:justify-single-word="false"/>
      <style:text-properties officeooo:paragraph-rsid="0039cf45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Standard" style:master-page-name="Standard">
      <style:paragraph-properties fo:text-align="center" style:justify-single-word="false" style:page-number="1"/>
      <style:text-properties fo:font-size="16pt" fo:font-weight="bold" officeooo:rsid="0038270f" officeooo:paragraph-rsid="0038270f" style:font-size-asian="16pt" style:font-weight-asian="bold" style:font-size-complex="16pt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font-size="12pt" officeooo:paragraph-rsid="002da135" style:font-size-asian="12pt" style:font-size-complex="12pt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fo:font-size="12pt" officeooo:paragraph-rsid="00177033" style:font-size-asian="12pt" style:font-size-complex="12pt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font-size="12pt" officeooo:rsid="00168da6" officeooo:paragraph-rsid="00168da6" style:font-size-asian="12pt" style:font-size-complex="12pt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fo:font-size="12pt" officeooo:rsid="00168da6" officeooo:paragraph-rsid="001ae643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font-size="12pt" fo:font-weight="normal" officeooo:rsid="00158df4" officeooo:paragraph-rsid="00177033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officeooo:paragraph-rsid="00158df4"/>
    </style:style>
    <style:style style:name="P55" style:family="paragraph" style:parent-style-name="Standard" style:list-style-name="L3">
      <style:paragraph-properties fo:line-height="150%" fo:text-align="justify" style:justify-single-word="false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officeooo:paragraph-rsid="001ae643"/>
    </style:style>
    <style:style style:name="P57" style:family="paragraph" style:parent-style-name="Table_20_Contents">
      <style:paragraph-properties fo:text-align="justify" style:justify-single-word="false"/>
      <style:text-properties fo:font-size="14pt" fo:font-weight="normal" officeooo:rsid="004a8f23" officeooo:paragraph-rsid="004a8f23" style:font-size-asian="14pt" style:font-weight-asian="normal" style:font-size-complex="14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fo:font-size="14pt" officeooo:rsid="004a8f23" officeooo:paragraph-rsid="004a8f23" style:font-size-asian="14pt" style:font-size-complex="14pt"/>
    </style:style>
    <style:style style:name="P59" style:family="paragraph" style:parent-style-name="Table_20_Contents">
      <style:paragraph-properties fo:text-align="end" style:justify-single-word="false"/>
      <style:text-properties officeooo:rsid="004a8f23" officeooo:paragraph-rsid="004a8f23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0c211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68da6" style:font-size-asian="12pt" style:font-size-complex="12pt"/>
    </style:style>
    <style:style style:name="T5" style:family="text">
      <style:text-properties fo:font-size="12pt" officeooo:rsid="00158df4" style:font-size-asian="12pt" style:font-size-complex="12pt"/>
    </style:style>
    <style:style style:name="T6" style:family="text">
      <style:text-properties fo:font-size="12pt" officeooo:rsid="0021e014" style:font-size-asian="12pt" style:font-size-complex="12pt"/>
    </style:style>
    <style:style style:name="T7" style:family="text">
      <style:text-properties fo:font-size="12pt" officeooo:rsid="0017d0b7" style:font-size-asian="12pt" style:font-size-complex="12pt"/>
    </style:style>
    <style:style style:name="T8" style:family="text">
      <style:text-properties fo:font-size="12pt" officeooo:rsid="000d66d1" style:font-size-asian="12pt" style:font-size-complex="12pt"/>
    </style:style>
    <style:style style:name="T9" style:family="text">
      <style:text-properties fo:font-size="12pt" officeooo:rsid="002a496c" style:font-size-asian="12pt" style:font-size-complex="12pt"/>
    </style:style>
    <style:style style:name="T10" style:family="text">
      <style:text-properties fo:font-size="12pt" officeooo:rsid="00365765" style:font-size-asian="12pt" style:font-size-complex="12pt"/>
    </style:style>
    <style:style style:name="T11" style:family="text">
      <style:text-properties fo:font-size="12pt" officeooo:rsid="0041d9f5" style:font-size-asian="12pt" style:font-size-complex="12pt"/>
    </style:style>
    <style:style style:name="T12" style:family="text">
      <style:text-properties fo:font-size="12pt" officeooo:rsid="0041e4c2" style:font-size-asian="12pt" style:font-size-complex="12pt"/>
    </style:style>
    <style:style style:name="T13" style:family="text">
      <style:text-properties fo:font-size="12pt" fo:font-style="italic" officeooo:rsid="000d66d1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237a58" style:font-size-asian="12pt" style:font-style-asian="italic" style:font-size-complex="12pt" style:font-style-complex="italic"/>
    </style:style>
    <style:style style:name="T15" style:family="text">
      <style:text-properties officeooo:rsid="00158df4"/>
    </style:style>
    <style:style style:name="T16" style:family="text">
      <style:text-properties officeooo:rsid="00177033"/>
    </style:style>
    <style:style style:name="T17" style:family="text">
      <style:text-properties officeooo:rsid="00237a58"/>
    </style:style>
    <style:style style:name="T18" style:family="text">
      <style:text-properties fo:color="#000000" loext:opacity="100%" fo:font-size="12pt" fo:font-style="normal" fo:font-weight="normal" officeooo:rsid="00263a5d" style:font-size-asian="12pt" style:font-style-asian="normal" style:font-weight-asian="normal" style:font-size-complex="12pt"/>
    </style:style>
    <style:style style:name="T19" style:family="text">
      <style:text-properties fo:color="#000000" loext:opacity="100%" fo:font-size="12pt" fo:font-style="normal" fo:font-weight="normal" officeooo:rsid="001432df" style:font-size-asian="12pt" style:font-style-asian="normal" style:font-weight-asian="normal" style:font-size-complex="12pt"/>
    </style:style>
    <style:style style:name="T20" style:family="text">
      <style:text-properties fo:color="#000000" loext:opacity="100%" fo:font-size="12pt" fo:font-style="normal" fo:font-weight="normal" officeooo:rsid="0027c432" style:font-size-asian="12pt" style:font-style-asian="normal" style:font-weight-asian="normal" style:font-size-complex="12pt"/>
    </style:style>
    <style:style style:name="T21" style:family="text">
      <style:text-properties fo:color="#000000" loext:opacity="100%" fo:font-size="12pt" fo:font-style="normal" fo:font-weight="normal" officeooo:rsid="0038270f" style:font-size-asian="12pt" style:font-style-asian="normal" style:font-weight-asian="normal" style:font-size-complex="12pt"/>
    </style:style>
    <style:style style:name="T22" style:family="text">
      <style:text-properties fo:color="#000000" loext:opacity="100%" fo:font-size="12pt" fo:font-style="normal" fo:font-weight="normal" officeooo:rsid="0040232c" style:font-size-asian="12pt" style:font-style-asian="normal" style:font-weight-asian="normal" style:font-size-complex="12pt"/>
    </style:style>
    <style:style style:name="T23" style:family="text">
      <style:text-properties fo:color="#000000" loext:opacity="100%" fo:font-size="12pt" fo:font-style="normal" fo:font-weight="normal" officeooo:rsid="0040c211" style:font-size-asian="12pt" style:font-style-asian="normal" style:font-weight-asian="normal" style:font-size-complex="12pt"/>
    </style:style>
    <style:style style:name="T24" style:family="text">
      <style:text-properties officeooo:rsid="002a496c"/>
    </style:style>
    <style:style style:name="T25" style:family="text">
      <style:text-properties officeooo:rsid="003ec690"/>
    </style:style>
    <style:style style:name="T26" style:family="text">
      <style:text-properties fo:font-size="14pt" officeooo:rsid="0039cf45" style:font-size-asian="14pt" style:font-size-complex="14pt"/>
    </style:style>
    <style:style style:name="T27" style:family="text">
      <style:text-properties fo:font-size="14pt" officeooo:rsid="003ec690" style:font-size-asian="14pt" style:font-size-complex="14pt"/>
    </style:style>
    <style:style style:name="T28" style:family="text">
      <style:text-properties officeooo:rsid="003f17a3"/>
    </style:style>
    <style:style style:name="T29" style:family="text">
      <style:text-properties officeooo:rsid="0040232c"/>
    </style:style>
    <style:style style:name="T30" style:family="text">
      <style:text-properties officeooo:rsid="0040c211"/>
    </style:style>
    <style:style style:name="T31" style:family="text">
      <style:text-properties officeooo:rsid="0041d9f5"/>
    </style:style>
    <style:style style:name="T32" style:family="text">
      <style:text-properties officeooo:rsid="0041e4c2"/>
    </style:style>
    <style:style style:name="T33" style:family="text">
      <style:text-properties officeooo:rsid="0040e3ab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8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la"/>
      </text:sequence-decls>
      <text:p text:style-name="P47"><text:span text:style-name="T24">A</text:span>nálisis de un <text:s/>lenguaje loco</text:p>
      <text:p text:style-name="P19">Curso Compiladores e Interpretes</text:p>
      <text:p text:style-name="P20">Especificación de Proyecto</text:p>
      <text:p text:style-name="P20"/>
      <text:p text:style-name="P25">por <text:s/>Aurelio Sanabria</text:p>
      <text:p text:style-name="P6"/>
      <text:p text:style-name="P1"/>
      <text:p text:style-name="P2">Motivación</text:p>
      <text:p text:style-name="P40">Ya casi terminamos el curso <text:span text:style-name="T31">y nos queda el poco para terminar la implementación de nuestros lenguajes de programación. En esta etapa vamos a trabajar con árboles ASA y su decorado cómo último paso antes de la generación de código. </text:span></text:p>
      <text:p text:style-name="P40"/>
      <text:p text:style-name="P42">Esta etapa nos permite trabajar con tipos de datos y alcance de las variables y las funciones, lo cuál es la características principales de los lenguajes modernos.</text:p>
      <text:p text:style-name="P32"/>
      <text:p text:style-name="P2">Objetivos Formativos</text:p>
      <text:p text:style-name="P27"/>
      <text:p text:style-name="P23"><text:span text:style-name="T7">E</text:span><text:span text:style-name="T8">l presente proyecto tiene correspondencia con los siguientes objetivos específicos establecidos en el programa del curso de </text:span><text:span text:style-name="T14">Compiladores e interpretes</text:span><text:span text:style-name="T13"> </text:span><text:span text:style-name="T8">(presentado al inicio del semestre):</text:span></text:p>
      <text:p text:style-name="P7"/>
      <text:list xml:id="list753483971" text:style-name="L1">
        <text:list-item>
          <text:p text:style-name="P48">1. identificar los principales problemas relacionados con la implementación de lenguajes de programación</text:p>
        </text:list-item>
        <text:list-item>
          <text:p text:style-name="P49">2. Comprender principios y métodos para implementar lenguajes de programación</text:p>
        </text:list-item>
      </text:list>
      <text:p text:style-name="P26"/>
      <text:p text:style-name="P3"><text:span text:style-name="T17">E</text:span>specificación del proyecto</text:p>
      <text:p text:style-name="P44">Se debe implementar <text:s/><text:span text:style-name="T30">el verificador (</text:span><text:span text:style-name="T2">checker</text:span><text:span text:style-name="T30">) que analiza el </text:span><text:span text:style-name="T32">Árbol de sintaxis abstracta (</text:span><text:span text:style-name="T30">ASA</text:span><text:span text:style-name="T32">)</text:span><text:span text:style-name="T30"> y decora el mismo, este se implementará siguiendo una estrategia Descendente (</text:span><text:span text:style-name="T2">Top-Down</text:span><text:span text:style-name="T30">) siguiendo el patrón de diseño Visitante. Recuerden que deben modularizar el proyecto para evitar el copy/paste de código, apliquen su mejor criterio para el diseño.</text:span> <text:span text:style-name="T30">El decorado debe incluir referencias a las definiciones de las variables y funciones, así como </text:span><text:span text:style-name="T32">inferencia</text:span><text:span text:style-name="T30"> de tipo. <text:s/>El proyecto debe imprimir la tabla de símbolos y al final el árbol decorado. El formato de la impresión queda a criterio de cada grupo.</text:span></text:p>
      <text:p text:style-name="P41">Finalmente el proyecto debe integrarse con las otras partes del proyecto.</text:p>
      <text:p text:style-name="P41"/>
      <text:p text:style-name="P41"/>
      <text:p text:style-name="P41"/>
      <text:p text:style-name="P39"><text:soft-page-break/>Metodología</text:p>
      <text:p text:style-name="P21"><text:span text:style-name="T22">Tomen el tiempo para considerar el proyecto de manera integral, considere el lenguaje y sus puntos fuertes y cómo se podría implementar…</text:span><text:span text:style-name="T19"> </text:span><text:span text:style-name="T22">Puede resultar del análisis que tengan que adaptar el lenguaje. El que surjan problemas es normal y el proyecto evaluará el cómo trabajen esos problemas no solo el resultado del mismo.</text:span><text:span text:style-name="T19"> </text:span><text:span text:style-name="T18"><text:s/></text:span><text:span text:style-name="T20">Adicionalmente se puede seguir una estructura por etapas tal como se sugiere en la Figura 1.</text:span></text:p>
      <text:p text:style-name="P33"/>
      <text:p text:style-name="P33"><draw:frame draw:style-name="fr1" draw:name="Frame2" text:anchor-type="paragraph" svg:x="-0.215cm" svg:y="0.155cm" svg:width="18.854cm" draw:z-index="0"><draw:text-box fo:min-height="2.508cm"><text:p text:style-name="Figura"><draw:g text:anchor-type="paragraph" draw:z-index="1" draw:name="Shape1" draw:style-name="gr1"><draw:custom-shape draw:style-name="gr2" draw:text-style-name="P61" xml:id="id1" draw:id="id1" svg:width="2.999cm" svg:height="1.5cm" svg:x="0.002cm" svg:y="0.501cm"><text:p text:style-name="P60"><text:span text:style-name="T34">Revisar la</text:span></text:p><text:p text:style-name="P60"><text:span text:style-name="T34">gramát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63" xml:id="id3" draw:id="id3" svg:width="2.999cm" svg:height="1.5cm" svg:x="7.802cm" svg:y="0.501cm"><text:p text:style-name="P62"><text:span text:style-name="T34">Diseñar </text:span></text:p><text:p text:style-name="P62"><text:span text:style-name="T34">la tabla de</text:span></text:p><text:p text:style-name="P62"><text:span text:style-name="T34">símbolo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63" xml:id="id4" draw:id="id4" svg:width="3.001cm" svg:height="1.5cm" svg:x="11.7cm" svg:y="0.501cm"><text:p text:style-name="P62"><text:span text:style-name="T34">Implementar</text:span></text:p><text:p text:style-name="P62"><text:span text:style-name="T34">la salid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63" xml:id="id5" draw:id="id5" svg:width="3.502cm" svg:height="1.5cm" svg:x="15.35cm" svg:y="0.55cm"><text:p text:style-name="P62"><text:span text:style-name="T34">Correr ejemplos</text:span></text:p><text:p text:style-name="P62"><text:span text:style-name="T34"><text:s/></text:span><text:span text:style-name="T34">de prueb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61" xml:id="id2" draw:id="id2" svg:width="2.999cm" svg:height="1.5cm" svg:x="3.902cm" svg:y="0.501cm"><text:p text:style-name="P60"><text:span text:style-name="T34">Adaptar</text:span></text:p><text:p text:style-name="P60"><text:span text:style-name="T34">el AS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5" draw:text-style-name="P64" svg:x1="3.001cm" svg:y1="1.251cm" svg:x2="3.903cm" svg:y2="1.251cm" draw:start-shape="id1" draw:start-glue-point="1" draw:end-shape="id2" draw:end-glue-point="3" svg:d="M3001 1251h902" svg:viewBox="0 0 903 2"><text:p/></draw:connector><draw:connector draw:style-name="gr5" draw:text-style-name="P64" svg:x1="6.901cm" svg:y1="1.251cm" svg:x2="7.803cm" svg:y2="1.251cm" draw:start-shape="id2" draw:start-glue-point="1" draw:end-shape="id3" draw:end-glue-point="3" svg:d="M6901 1251h902" svg:viewBox="0 0 903 2"><text:p/></draw:connector><draw:connector draw:style-name="gr5" draw:text-style-name="P64" svg:x1="10.801cm" svg:y1="1.251cm" svg:x2="11.701cm" svg:y2="1.251cm" draw:start-shape="id3" draw:start-glue-point="1" draw:end-shape="id4" draw:end-glue-point="3" svg:d="M10801 1251h900" svg:viewBox="0 0 901 2"><text:p/></draw:connector><draw:connector draw:style-name="gr5" draw:text-style-name="P64" svg:x1="14.7cm" svg:y1="1.251cm" svg:x2="15.349cm" svg:y2="1.3cm" draw:start-shape="id4" draw:start-glue-point="1" draw:end-shape="id5" draw:end-glue-point="3" svg:d="M14700 1251h325v49h324" svg:viewBox="0 0 651 51"><text:p/></draw:connector><draw:connector draw:style-name="gr5" draw:text-style-name="P64" svg:x1="17.099cm" svg:y1="0.55cm" svg:x2="1.501cm" svg:y2="0.501cm" draw:start-shape="id5" draw:start-glue-point="0" draw:end-shape="id1" draw:end-glue-point="0" svg:d="M17099 550v-550h-15598v501" svg:viewBox="0 0 15600 552"><text:p/></draw:connector><draw:connector draw:style-name="gr5" draw:text-style-name="P64" svg:x1="5.401cm" svg:y1="2cm" svg:x2="1.501cm" svg:y2="2cm" draw:start-shape="id2" draw:start-glue-point="2" draw:end-shape="id1" draw:end-glue-point="2" svg:d="M5401 2000v503h-3900v-503" svg:viewBox="0 0 3902 504"><text:p/></draw:connector><draw:connector draw:style-name="gr5" draw:text-style-name="P64" svg:x1="13.199cm" svg:y1="2cm" svg:x2="1.501cm" svg:y2="2cm" draw:start-shape="id4" draw:start-glue-point="2" draw:end-shape="id1" svg:d="M13199 2000v503h-11698v-503" svg:viewBox="0 0 11700 504"><text:p/></draw:connector></draw:g>Figura <text:sequence text:ref-name="refFigura0" text:name="Figura" text:formula="ooow:Figura+1" style:num-format="1">1</text:sequence>: Propuesta de etapas de desarrollo</text:p></draw:text-box></draw:frame></text:p>
      <text:p text:style-name="P33"/>
      <text:p text:style-name="P33"/>
      <text:p text:style-name="P33"/>
      <text:p text:style-name="P36"/>
      <text:p text:style-name="P37"/>
      <text:p text:style-name="P22"><text:span text:style-name="T22">Utilicen su mejor criterio para establecer las particularidades de implementación del proyecto, </text:span><text:span text:style-name="T23">el criterio propio y una visión crítica del proyecto vale más que un proyecto impoluto.</text:span></text:p>
      <text:p text:style-name="P34"/>
      <text:p text:style-name="P2">Rúbrica</text:p>
      <text:p text:style-name="P24"><text:span text:style-name="T19">El proyecto se calificará de cuerdo a rubros expuestos en la tabla 1, la columna “Descripción” expone los criterios de excelencia para cada rubro, cada rubro se calificará de acuerdo a lo designado en la Tabla 2. Estos rubros serán </text:span><text:span text:style-name="T21">planteados y negociados </text:span><text:span text:style-name="T19"><text:s/>en clase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3"><text:soft-page-break/>Tabla <text:sequence text:ref-name="refTabla0" text:name="Tabla" text:formula="ooow:Tabla+1" style:num-format="1">1</text:sequence>: Rubros de calific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16117950224">
          <table:table-cell table:style-name="Table1.A1" office:value-type="string">
            <text:p text:style-name="P4">Rubro</text:p>
          </table:table-cell>
          <table:table-cell table:style-name="Table1.A1" office:value-type="string">
            <text:p text:style-name="P4">Descripción</text:p>
          </table:table-cell>
          <table:table-cell table:style-name="Table1.C1" office:value-type="string">
            <text:p text:style-name="P4"/>
          </table:table-cell>
        </table:table-row>
        <table:table-row table:style-name="TableLine94316118469136">
          <table:table-cell table:style-name="Table1.A2" office:value-type="string">
            <text:p text:style-name="P57">Árbol decorado</text:p>
          </table:table-cell>
          <table:table-cell table:style-name="Table1.A2" office:value-type="string">
            <text:p text:style-name="P13">Se realiza una impresión en <text:span text:style-name="T1">pre-orden</text:span> del árbol ASA decorado. </text:p>
            <text:p text:style-name="P13">La impresión incluye referencias a la definición de las variables (mediante la impresión de la definición de la <text:s/>variable), en un formato que permita d<text:span text:style-name="T29">iferenciar entre el árbol y la parte del decorado.</text:span></text:p>
          </table:table-cell>
          <table:table-cell table:style-name="Table1.C2" office:value-type="float" office:value="10">
            <text:p text:style-name="P59">10</text:p>
          </table:table-cell>
        </table:table-row>
        <table:table-row table:style-name="TableLine94316118469136">
          <table:table-cell table:style-name="Table1.A2" office:value-type="string">
            <text:p text:style-name="P57">Verificación de identificadores</text:p>
          </table:table-cell>
          <table:table-cell table:style-name="Table1.A2" office:value-type="string">
            <text:p text:style-name="P58">Realiza verificación de identificadores y muestra errores en un formato amigable con la desarrolladora o el desarrollador.</text:p>
          </table:table-cell>
          <table:table-cell table:style-name="Table1.C2" office:value-type="float" office:value="15">
            <text:p text:style-name="P59">15</text:p>
          </table:table-cell>
        </table:table-row>
        <table:table-row table:style-name="TableLine94316118469136">
          <table:table-cell table:style-name="Table1.A2" office:value-type="string">
            <text:p text:style-name="P57">Inferencia de tipos</text:p>
          </table:table-cell>
          <table:table-cell table:style-name="Table1.A2" office:value-type="string">
            <text:p text:style-name="P58">Realiza inferencia de tipos y puede mostrar errores en un formato amigable con la desarrolladora o el desarrollador.<text:line-break/><text:line-break/>Lo mínimo en errores es ver si está sumando un texto con un número.</text:p>
          </table:table-cell>
          <table:table-cell table:style-name="Table1.C2" office:value-type="float" office:value="15">
            <text:p text:style-name="P59">15</text:p>
          </table:table-cell>
        </table:table-row>
        <table:table-row table:style-name="TableLine94316118471328">
          <table:table-cell table:style-name="Table1.A2" office:value-type="string">
            <text:p text:style-name="P17">Tabla de símbolos</text:p>
          </table:table-cell>
          <table:table-cell table:style-name="Table1.A2" office:value-type="string">
            <text:p text:style-name="P14">Se realizan impresiones parciales de la tabla de símbolos durante cada paso del proceso <text:span text:style-name="T28">durante el recorrido del árbol </text:span><text:span text:style-name="T29">(Cada vez que cambia la tabla)</text:span></text:p>
            <text:p text:style-name="P14"/>
            <text:p text:style-name="P13">Se detalla la implementación de la tabla, se incluye información de las variables y de su tipo.</text:p>
          </table:table-cell>
          <table:table-cell table:style-name="Table1.C2" office:value-type="float" office:value="15">
            <text:p text:style-name="P46">15</text:p>
          </table:table-cell>
        </table:table-row>
        <table:table-row table:style-name="TableLine94316118472656">
          <table:table-cell table:style-name="Table1.A2" office:value-type="string">
            <text:p text:style-name="P16">Pruebas</text:p>
          </table:table-cell>
          <table:table-cell table:style-name="Table1.A2" office:value-type="string">
            <text:p text:style-name="P15">Se realizan pruebas con variables locales y globales en múltiples <text:s/>niveles.</text:p>
          </table:table-cell>
          <table:table-cell table:style-name="Table1.C2" office:value-type="float" office:value="15">
            <text:p text:style-name="P46">15</text:p>
          </table:table-cell>
        </table:table-row>
        <table:table-row table:style-name="TableLine94316118474112">
          <table:table-cell table:style-name="Table1.A2" office:value-type="string">
            <text:p text:style-name="P18">Discusión y demostración</text:p>
          </table:table-cell>
          <table:table-cell table:style-name="Table1.A2" office:value-type="string">
            <text:p text:style-name="P11">Cada integrante puede contribuir a <text:span text:style-name="T33">discutir sobre la implementación de</text:span> su proyecto. Puede explicar distintas secciones u estrategias utilizadas en el desarrollo del proyecto.</text:p>
          </table:table-cell>
          <table:table-cell table:style-name="Table1.C2" office:value-type="float" office:value="15">
            <text:p text:style-name="P46">15</text:p>
          </table:table-cell>
        </table:table-row>
        <table:table-row table:style-name="TableLine94316118475680">
          <table:table-cell table:style-name="Table1.A2" office:value-type="string">
            <text:p text:style-name="P16">Calidad de código</text:p>
          </table:table-cell>
          <table:table-cell table:style-name="Table1.A2" office:value-type="string">
            <text:p text:style-name="P45"><text:span text:style-name="T26">Cumple con </text:span><text:span text:style-name="T27">buenas prácticas de programación para el lenguaje python, se toma en cuenta el pep-8 y el manejo de un linter integrado al ambiente de programación utilizado por el grupo. <text:s/>Además el git cuenta con todos la última versión del código fuente.</text:span></text:p>
          </table:table-cell>
          <table:table-cell table:style-name="Table1.C2" office:value-type="float" office:value="15">
            <text:p text:style-name="P59">15</text:p>
          </table:table-cell>
        </table:table-row>
      </table:table>
      <text:p text:style-name="P10"/>
      <text:p text:style-name="P43"><text:soft-page-break/>Tabla <text:sequence text:ref-name="refTabla1" text:name="Tabla" text:formula="ooow:Tabla+1" style:num-format="1">2</text:sequence>: Distribución de puntos por calificación</text:p>
      <table:table table:name="Table3" table:style-name="Table3">
        <table:table-column table:style-name="Table3.A" table:number-columns-repeated="5"/>
        <table:table-row table:style-name="TableLine94316118391568">
          <table:table-cell table:style-name="Table3.A1" office:value-type="string">
            <text:p text:style-name="P4">Excelente</text:p>
          </table:table-cell>
          <table:table-cell table:style-name="Table3.A1" office:value-type="string">
            <text:p text:style-name="P5">Bueno</text:p>
          </table:table-cell>
          <table:table-cell table:style-name="Table3.A1" office:value-type="string">
            <text:p text:style-name="P4">Regular</text:p>
          </table:table-cell>
          <table:table-cell table:style-name="Table3.A1" office:value-type="string">
            <text:p text:style-name="P4">Malo</text:p>
          </table:table-cell>
          <table:table-cell table:style-name="Table3.E1" office:value-type="string">
            <text:p text:style-name="P4">Deficiente</text:p>
          </table:table-cell>
        </table:table-row>
        <table:table-row table:style-name="TableLine94316118490768">
          <table:table-cell table:style-name="Table3.A2" office:value-type="string">
            <text:p text:style-name="P9">5 puntos</text:p>
          </table:table-cell>
          <table:table-cell table:style-name="Table3.A2" office:value-type="string">
            <text:p text:style-name="P9">4 puntos</text:p>
          </table:table-cell>
          <table:table-cell table:style-name="Table3.A2" office:value-type="string">
            <text:p text:style-name="P9">3 puntos</text:p>
          </table:table-cell>
          <table:table-cell table:style-name="Table3.A2" office:value-type="string">
            <text:p text:style-name="P9">2 puntos</text:p>
          </table:table-cell>
          <table:table-cell table:style-name="Table3.E2" office:value-type="string">
            <text:p text:style-name="P9">1 punto</text:p>
          </table:table-cell>
        </table:table-row>
      </table:table>
      <text:p text:style-name="P2"/>
      <text:p text:style-name="P2">Estimación de tiempo</text:p>
      <text:list xml:id="list1689353409" text:style-name="L2">
        <text:list-item>
          <text:p text:style-name="P54"><text:span text:style-name="T5">Este proyecto será </text:span><text:span text:style-name="T6">en grupos de 5 personas</text:span></text:p>
        </text:list-item>
      </text:list>
      <text:p text:style-name="P53"/>
      <text:p text:style-name="P30">El profe cree más o menos que ustedes puede que duren más o menos la siguiente cantidad de tiempo: </text:p>
      <table:table table:name="Table6" table:style-name="Table6">
        <table:table-column table:style-name="Table6.A"/>
        <table:table-column table:style-name="Table6.B"/>
        <table:table-row table:style-name="TableLine94316118433536">
          <table:table-cell table:style-name="Table6.A1" office:value-type="string">
            <text:p text:style-name="P31">Rubro</text:p>
          </table:table-cell>
          <table:table-cell table:style-name="Table6.B1" office:value-type="string">
            <text:p text:style-name="P31">Horas</text:p>
          </table:table-cell>
        </table:table-row>
        <table:table-row table:style-name="TableLine94316118536880">
          <table:table-cell table:style-name="Table6.A2" office:value-type="string">
            <text:p text:style-name="P29">Ajustes al árbol</text:p>
          </table:table-cell>
          <table:table-cell table:style-name="Table6.B2" office:value-type="string">
            <text:p text:style-name="P29">3</text:p>
          </table:table-cell>
        </table:table-row>
        <table:table-row table:style-name="TableLine94316118538272">
          <table:table-cell table:style-name="Table6.A2" office:value-type="string">
            <text:p text:style-name="P29">Ajustes a la gramática</text:p>
          </table:table-cell>
          <table:table-cell table:style-name="Table6.B2" office:value-type="string">
            <text:p text:style-name="P29">3</text:p>
          </table:table-cell>
        </table:table-row>
        <table:table-row table:style-name="TableLine94316118538928">
          <table:table-cell table:style-name="Table6.A2" office:value-type="string">
            <text:p text:style-name="P29">Implementación del patrón visitante</text:p>
          </table:table-cell>
          <table:table-cell table:style-name="Table6.B2" office:value-type="string">
            <text:p text:style-name="P29">4</text:p>
          </table:table-cell>
        </table:table-row>
        <table:table-row table:style-name="TableLine94316118539744">
          <table:table-cell table:style-name="Table6.A2" office:value-type="string">
            <text:p text:style-name="P29">Implementación de la tabla de símbolos</text:p>
          </table:table-cell>
          <table:table-cell table:style-name="Table6.B2" office:value-type="string">
            <text:p text:style-name="P29">4</text:p>
          </table:table-cell>
        </table:table-row>
        <table:table-row table:style-name="TableLine94316118540560">
          <table:table-cell table:style-name="Table6.A2" office:value-type="string">
            <text:p text:style-name="P29">Impresión de las salidas</text:p>
          </table:table-cell>
          <table:table-cell table:style-name="Table6.B2" office:value-type="string">
            <text:p text:style-name="P29">2</text:p>
          </table:table-cell>
        </table:table-row>
        <table:table-row table:style-name="TableLine94316118541328">
          <table:table-cell table:style-name="Table6.A2" office:value-type="string">
            <text:p text:style-name="P28">Validación y diseño de nuevas pruebas</text:p>
          </table:table-cell>
          <table:table-cell table:style-name="Table6.B2" office:value-type="string">
            <text:p text:style-name="P29">2</text:p>
          </table:table-cell>
        </table:table-row>
      </table:table>
      <text:p text:style-name="P30"/>
      <text:p text:style-name="P38">Los estimados NO son precis<text:span text:style-name="T24">o</text:span>s, <text:span text:style-name="T16">puede que les tome más o menos tiempo</text:span>, pero les dan una idea para ayudarse a distribuir el tiempo. Recuerden que tiene otros cursos con los que cumplir.</text:p>
      <text:p text:style-name="P8"/>
      <text:p text:style-name="P2">Aspectos Generales</text:p>
      <text:list xml:id="list25370743" text:style-name="L3">
        <text:list-item>
          <text:p text:style-name="P55"><text:span text:style-name="T3">Canal de entrega: </text:span><text:span text:style-name="T4">Se enviarán al correo aurelio.itcr@gmail.com con el asunto el el formato de clase → [2020 </text:span><text:span text:style-name="T6">I</text:span><text:span text:style-name="T4">IS][</text:span><text:span text:style-name="T6">Compi</text:span><text:span text:style-name="T4">][P</text:span><text:span text:style-name="T6">royecto</text:span><text:span text:style-name="T4"> </text:span><text:span text:style-name="T12">3</text:span><text:span text:style-name="T4">] </text:span><text:span text:style-name="T9">Grupo #__</text:span></text:p>
        </text:list-item>
        <text:list-item>
          <text:p text:style-name="P51">Los trabajos de entrega tardía no se calificarán.</text:p>
        </text:list-item>
        <text:list-item>
          <text:p text:style-name="P51">Se aclararán dudas sobre la progra vía Telegram.</text:p>
        </text:list-item>
        <text:list-item>
          <text:p text:style-name="P52">Pueden solicitar que en clase sincrónica se reserve un espacio para hablar de la progra.</text:p>
        </text:list-item>
        <text:list-item>
          <text:p text:style-name="P56"><text:span text:style-name="T6">P</text:span><text:span text:style-name="T4">ueden debatir con otros </text:span><text:span text:style-name="T6">grupos</text:span><text:span text:style-name="T4"> sobre posibles formas de resolver los problemas pero las implementaciones deben ser realizadas de forma </text:span><text:span text:style-name="T6">independiente entre grupos</text:span><text:span text:style-name="T4"> pues deben estar preparados para defender su trabajo durante una revisió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C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Paragraph" style:display-name="First Paragraph" style:family="paragraph" style:parent-style-name="Text_20_body" style:next-style-name="Text_20_body" style:default-outline-level=""/>
    <style:style style:name="Source_20_Code" style:display-name="Source Code" style:family="paragraph" style:parent-style-name="Standard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Compact" style:family="paragraph" style:parent-style-name="Text_20_body" style:default-outline-level="">
      <style:paragraph-properties fo:margin-top="0.064cm" fo:margin-bottom="0.064cm" style:contextual-spacing="false"/>
    </style:style>
    <style:style style:name="Drawing" style:family="paragraph" style:parent-style-name="Caption" style:class="extra"/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ImportTok" style:family="text" style:parent-style-name="Verbatim_20_Char"/>
    <style:style style:name="NormalTok" style:family="text" style:parent-style-name="Verbatim_20_Char"/>
    <style:style style:name="Keyword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StringTok" style:family="text" style:parent-style-name="Verbatim_20_Char">
      <style:text-properties fo:color="#4070a0" loext:opacity="100%"/>
    </style:style>
    <style:style style:name="BuiltInTok" style:family="text" style:parent-style-name="Verbatim_20_Char"/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DecValTok" style:family="text" style:parent-style-name="Verbatim_20_Char">
      <style:text-properties fo:color="#40a07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02T12:39:38.877186350</dc:date>
    <meta:editing-duration>PT3H23M45S</meta:editing-duration>
    <meta:editing-cycles>41</meta:editing-cycles>
    <meta:document-statistic meta:table-count="3" meta:image-count="0" meta:object-count="0" meta:page-count="4" meta:paragraph-count="81" meta:word-count="852" meta:character-count="5271" meta:non-whitespace-character-count="4495"/>
  </office:meta>
</office:document-meta>
</file>